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/>
    <style:font-face style:name="URW Chancery L1" svg:font-family="'URW Chancery L'" style:font-pitch="variable"/>
  </office:font-face-decls>
  <office:automatic-styles>
    <style:style style:name="P1" style:family="paragraph" style:parent-style-name="Standard">
      <style:text-properties style:font-name="URW Chancery L1" officeooo:rsid="0018939a" officeooo:paragraph-rsid="0018939a"/>
    </style:style>
    <style:style style:name="P2" style:family="paragraph" style:parent-style-name="Standard">
      <style:text-properties style:font-name="URW Chancery L1" officeooo:rsid="001ccc85" officeooo:paragraph-rsid="001f31ab"/>
    </style:style>
    <style:style style:name="P3" style:family="paragraph" style:parent-style-name="Standard">
      <style:text-properties style:font-name="URW Chancery L1" fo:font-size="18pt" fo:font-weight="bold" officeooo:rsid="001f31ab" officeooo:paragraph-rsid="001f31ab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URW Chancery L1" officeooo:rsid="001f31ab" officeooo:paragraph-rsid="0018939a"/>
    </style:style>
    <style:style style:name="P5" style:family="paragraph" style:parent-style-name="Standard">
      <style:text-properties style:font-name="URW Chancery L1" officeooo:rsid="001f31ab" officeooo:paragraph-rsid="001f31ab"/>
    </style:style>
    <style:style style:name="P6" style:family="paragraph" style:parent-style-name="Standard">
      <style:text-properties style:font-name="URW Chancery L1" officeooo:rsid="0025c3cf" officeooo:paragraph-rsid="0025c3cf"/>
    </style:style>
    <style:style style:name="P7" style:family="paragraph" style:parent-style-name="Standard" style:list-style-name="L1">
      <style:text-properties style:font-name="URW Chancery L1" officeooo:rsid="0025c3cf" officeooo:paragraph-rsid="0025c3cf"/>
    </style:style>
    <style:style style:name="T1" style:family="text">
      <style:text-properties officeooo:rsid="0025c3cf"/>
    </style:style>
    <style:style style:name="T2" style:family="text">
      <style:text-properties style:font-name="URW Chancery L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plit Pea Soup</text:span></text:p>
      <text:p text:style-name="P1">via <text:span text:style-name="T1">Alvin Schreiner</text:span></text:p>
      <text:p text:style-name="P1"/>
      <text:p text:style-name="P4"><text:span text:style-name="T1">8 slices</text:span><text:tab/><text:tab/><text:span text:style-name="T1">Bacon, cut into lardons.</text:span></text:p>
      <text:p text:style-name="P1"><text:span text:style-name="T1">½ <text:tab/><text:tab/>Onion, fine dice.</text:span></text:p>
      <text:p text:style-name="P1"><text:span text:style-name="T1">2 <text:tab/><text:tab/>Carrots, fine dice.</text:span></text:p>
      <text:p text:style-name="P5"><text:span text:style-name="T1">1 lb.<text:tab/></text:span><text:tab/><text:span text:style-name="T1">Split peas.</text:span></text:p>
      <text:p text:style-name="P6">2 ½ qts.<text:tab/><text:tab/>Water.</text:p>
      <text:p text:style-name="P6">1<text:tab/><text:tab/>Ham hock, smoked.</text:p>
      <text:p text:style-name="P6">1 t.<text:tab/><text:tab/>Salt.</text:p>
      <text:p text:style-name="P6">1<text:tab/><text:tab/>Bay leaf.</text:p>
      <text:p text:style-name="P5"/>
      <text:list xml:id="list3672747965" text:style-name="L1">
        <text:list-item>
          <text:p text:style-name="P7">In a large soup pot, cook bacon over medium heat until crisp.</text:p>
        </text:list-item>
        <text:list-item>
          <text:p text:style-name="P7">Remove bacon from pot and place of paper towels to drain.</text:p>
        </text:list-item>
        <text:list-item>
          <text:p text:style-name="P7">Pour off all but ¼ cup of the bacon grease.</text:p>
        </text:list-item>
        <text:list-item>
          <text:p text:style-name="P7"><text:span text:style-name="T2">Sauté </text:span>onion and carrots in the bacon grease until soft.</text:p>
        </text:list-item>
        <text:list-item>
          <text:p text:style-name="P7">Add remaining ingredients and simmer, uncovered, for 2 hours. <text:s/>Stir occasionally and add additional water if the soup gets too thick.</text:p>
        </text:list-item>
        <text:list-item>
          <text:p text:style-name="P7">Transfer ham hock to cutting board, discard fat and bones. <text:s/>Chop up hock meat and return the meat to the soup. <text:s/>Heat through.</text:p>
        </text:list-item>
        <text:list-item>
          <text:p text:style-name="P7">Remove bay leaves and serve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/>
    <style:font-face style:name="URW Chancery L1" svg:font-family="'URW Chancery L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1-01T17:21:01.863929361</meta:creation-date>
    <dc:date>2022-11-12T13:55:40.986780390</dc:date>
    <meta:editing-duration>PT1H1S</meta:editing-duration>
    <meta:editing-cycles>9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17" meta:word-count="137" meta:character-count="697" meta:non-whitespace-character-count="571"/>
  </office:meta>
</office:document-meta>
</file>